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bd6" officeooo:paragraph-rsid="000b8bd6"/>
    </style:style>
    <style:style style:name="P2" style:family="paragraph" style:parent-style-name="Standard">
      <style:text-properties officeooo:rsid="000d7c8d" officeooo:paragraph-rsid="000d7c8d"/>
    </style:style>
    <style:style style:name="P3" style:family="paragraph" style:parent-style-name="Heading_20_3">
      <style:text-properties officeooo:rsid="000d7c8d" officeooo:paragraph-rsid="000d7c8d"/>
    </style:style>
    <style:style style:name="T1" style:family="text">
      <style:text-properties officeooo:rsid="000d7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vNav <text:span text:style-name="T1">Privacy Declaration</text:span></text:h>
      <text:p text:style-name="P1"/>
      <text:p text:style-name="P1">AvNav <text:span text:style-name="T1">is not contacting any servers in the internet except for the demo charts.</text:span></text:p>
      <text:p text:style-name="P1"/>
      <text:p text:style-name="P1"><text:span text:style-name="T1">Further xxception</text:span>: <text:span text:style-name="T1">If you select</text:span> NMEA/AIS <text:span text:style-name="T1">source</text:span> “IP” AvNav <text:span text:style-name="T1">will contact the selected s</text:span>erver (IP <text:span text:style-name="T1">and port</text:span>) <text:span text:style-name="T1">to get location information and AIS data</text:span>.</text:p>
      <text:p text:style-name="P1"><text:span text:style-name="T1">Normally such a server wirll be located in the local network (WLAN)</text:span>. <text:span text:style-name="T1">The ip address will be entered by the user.</text:span></text:p>
      <text:p text:style-name="P1"/>
      <text:p text:style-name="P1"><text:span text:style-name="T1">When running </text:span>AvNav <text:span text:style-name="T1">will colelct location data and write it as tracks in the selected working directory at the device or the external SD card.</text:span></text:p>
      <text:p text:style-name="P2">Those data will remain there until deleted by the user.</text:p>
      <text:p text:style-name="P1"/>
      <text:p text:style-name="P2">Other personal data will not be used or accessed by AvNav.</text:p>
      <text:p text:style-name="P1"/>
      <text:p text:style-name="P1">AvNav <text:span text:style-name="T1">needs the following access rights</text:span>:</text:p>
      <text:h text:style-name="P3" text:outline-level="3">Network</text:h>
      <text:p text:style-name="P1"><text:span text:style-name="T1">For connecting to a server to get NMEA or AIS data. The ip address will be selected by the user</text:span>.</text:p>
      <text:p text:style-name="P1"><text:span text:style-name="T1">In mode</text:span> “external <text:span text:style-name="T1">b</text:span>rowser” <text:span text:style-name="T1">you can allow (within settings) that other devices can connect to avnav.</text:span></text:p>
      <text:h text:style-name="Heading_20_3" text:outline-level="3">Bluetooth</text:h>
      <text:p text:style-name="P1"><text:span text:style-name="T1">For accessing</text:span> GPS/NMEA <text:span text:style-name="T1">devices</text:span>.</text:p>
      <text:h text:style-name="Heading_20_3" text:outline-level="3"><text:span text:style-name="T1">Write Access</text:span> <text:span text:style-name="T1">to</text:span> extern<text:span text:style-name="T1">al</text:span> <text:span text:style-name="T1">Storage</text:span></text:h>
      <text:p text:style-name="P1"><text:span text:style-name="T1">You can select external storage as working directory</text:span>.</text:p>
      <text:h text:style-name="Heading_20_3" text:outline-level="3"><text:span text:style-name="T1">Location</text:span> Information</text:h>
      <text:p text:style-name="P2">This is used for the basic function of displaying the position.</text:p>
      <text:p text:style-name="P1"/>
      <text:p text:style-name="P1"><text:span text:style-name="T1">For further questions please contact </text:span><text:s/><text:a xlink:type="simple" xlink:href="mailto:andreas@wellenvogel.net" text:style-name="Internet_20_link" text:visited-style-name="Visited_20_Internet_20_Link">andreas@wellenvogel.net</text:a>.</text:p>
      <text:p text:style-name="P1"/>
      <text:p text:style-name="P1">Bernau, 2017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7-12-15T19:56:45.081677236</meta:creation-date>
    <dc:date>2017-12-15T20:15:58.317235048</dc:date>
    <dc:creator>Andreas </dc:creator>
    <meta:editing-duration>PT19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90" meta:character-count="1142" meta:non-whitespace-character-count="970"/>
  </office:meta>
</office:document-meta>
</file>